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78cm" fo:margin-left="-0.45cm" table:align="left"/>
    </style:style>
    <style:style style:name="Таблица1.A" style:family="table-column">
      <style:table-column-properties style:column-width="4.445cm"/>
    </style:style>
    <style:style style:name="Таблица1.B" style:family="table-column">
      <style:table-column-properties style:column-width="2.159cm"/>
    </style:style>
    <style:style style:name="Таблица1.G" style:family="table-column">
      <style:table-column-properties style:column-width="2.54cm"/>
    </style:style>
    <style:style style:name="Таблица1.1" style:family="table-row">
      <style:table-row-properties style:min-row-height="5.71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 loext:writing-mode="bt-lr"/>
    </style:style>
    <style:style style:name="Таблица1.G1" style:family="table-cell">
      <style:table-cell-properties style:vertical-align="middle" fo:padding="0.097cm" fo:border="0.05pt solid #000000" loext:writing-mode="bt-lr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939cm" fo:margin-left="-0.529cm" table:align="left"/>
    </style:style>
    <style:style style:name="Таблица2.A" style:family="table-column">
      <style:table-column-properties style:column-width="6.033cm"/>
    </style:style>
    <style:style style:name="Таблица2.B" style:family="table-column">
      <style:table-column-properties style:column-width="5.821cm"/>
    </style:style>
    <style:style style:name="Таблица2.C" style:family="table-column">
      <style:table-column-properties style:column-width="6.085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318cm" fo:margin-right="0cm" fo:text-align="start" style:justify-single-word="false" fo:text-indent="-0.474cm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433ac1" officeooo:paragraph-rsid="00433ac1"/>
    </style:style>
    <style:style style:name="P5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officeooo:rsid="00433ac1" officeooo:paragraph-rsid="00433ac1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1pt" fo:language="ru" fo:country="RU" officeooo:rsid="004448d9" officeooo:paragraph-rsid="0044f6c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paragraph-rsid="0044f6ce" style:font-size-asian="11pt" style:font-size-complex="11pt"/>
    </style:style>
    <style:style style:name="T1" style:family="text">
      <style:text-properties fo:language="ru" fo:country="RU" officeooo:rsid="0044f6ce"/>
    </style:style>
    <style:style style:name="T2" style:family="text">
      <style:text-properties fo:language="ru" fo:country="RU" officeooo:rsid="004448d9"/>
    </style:style>
    <style:style style:name="T3" style:family="text">
      <style:text-properties fo:language="ru" fo:country="RU" officeooo:rsid="0047e773"/>
    </style:style>
    <style:style style:name="T4" style:family="text">
      <style:text-properties fo:language="ru" fo:country="RU" officeooo:rsid="00499c08"/>
    </style:style>
    <style:style style:name="T5" style:family="text">
      <style:text-properties officeooo:rsid="003be9bc"/>
    </style:style>
    <style:style style:name="T6" style:family="text">
      <style:text-properties fo:color="#999999" loext:opacity="100%"/>
    </style:style>
    <style:style style:name="T7" style:family="text">
      <style:text-properties officeooo:rsid="0044f6ce"/>
    </style:style>
    <style:style style:name="T8" style:family="text">
      <style:text-properties fo:language="en" fo:country="US" officeooo:rsid="0044f6ce"/>
    </style:style>
    <style:style style:name="T9" style:family="text">
      <style:text-properties fo:language="en" fo:country="US" officeooo:rsid="00444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office:value-type="string">
            <text:p text:style-name="P9">ФИО</text:p>
          </table:table-cell>
          <table:table-cell table:style-name="Таблица1.A1" office:value-type="string">
            <text:p text:style-name="P11"><text:span text:style-name="T7">Гипопротеинемия </text:span>(&lt; <text:span text:style-name="T8">40 </text:span><text:span text:style-name="T7">г/л</text:span>)</text:p>
          </table:table-cell>
          <table:table-cell table:style-name="Таблица1.A1" office:value-type="string">
            <text:p text:style-name="P12"><text:span text:style-name="T1">Гипоульбуминемия </text:span><text:span text:style-name="T2">(&lt; </text:span><text:span text:style-name="T1">25</text:span><text:span text:style-name="T8"> </text:span><text:span text:style-name="T1">г/л</text:span><text:span text:style-name="T2">)</text:span> </text:p>
          </table:table-cell>
          <table:table-cell table:style-name="Таблица1.A1" office:value-type="string">
            <text:p text:style-name="P12">С-реактивн<text:span text:style-name="T3">ый</text:span> бел<text:span text:style-name="T3">ок</text:span> (&gt; 6 мг/л <text:span text:style-name="T4">или выше нормативного значения</text:span>) </text:p>
          </table:table-cell>
          <table:table-cell table:style-name="Таблица1.A1" office:value-type="string">
            <text:p text:style-name="P12"><text:span text:style-name="T1">Лактат </text:span><text:span text:style-name="T2">(&gt;</text:span><text:span text:style-name="T9"> </text:span><text:span text:style-name="T1">2</text:span><text:span text:style-name="T8"> </text:span><text:span text:style-name="T1">ммоль/л</text:span><text:span text:style-name="T2">)</text:span> </text:p>
          </table:table-cell>
          <table:table-cell table:style-name="Таблица1.A1" office:value-type="string">
            <text:p text:style-name="P10">p-вероятность </text:p>
          </table:table-cell>
          <table:table-cell table:style-name="Таблица1.G1" office:value-type="string">
            <text:p text:style-name="P10">Вероятность развития пневмонии 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4">{d.c1}</text:p>
          </table:table-cell>
          <table:table-cell table:style-name="Таблица1.C2" office:value-type="string">
            <text:p text:style-name="P4">{d.c2}</text:p>
          </table:table-cell>
          <table:table-cell table:style-name="Таблица1.D2" office:value-type="string">
            <text:p text:style-name="P4">{d.c3}</text:p>
          </table:table-cell>
          <table:table-cell table:style-name="Таблица1.E2" office:value-type="string">
            <text:p text:style-name="P4">{d.c4}</text:p>
          </table:table-cell>
          <table:table-cell table:style-name="Таблица1.F2" office:value-type="string">
            <text:p text:style-name="P4">{d.res}</text:p>
          </table:table-cell>
          <table:table-cell table:style-name="Таблица1.G2" office:value-type="string">
            <text:p text:style-name="P4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<text:s/><text:span text:style-name="T6">_____________________</text:span></text:p>
            <text:p text:style-name="P3">должность</text:p>
          </table:table-cell>
          <table:table-cell table:style-name="Таблица2.A1" office:value-type="string">
            <text:p text:style-name="P7">____________________</text:p>
            <text:p text:style-name="P3">подпись</text:p>
          </table:table-cell>
          <table:table-cell table:style-name="Таблица2.A1" office:value-type="string">
            <text:p text:style-name="P6">____________________</text:p>
            <text:p text:style-name="P3">И.О. Фами<text:span text:style-name="T5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9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06T00:18:56.089896000</meta:creation-date>
    <dc:date>2023-10-24T09:02:56.433000000</dc:date>
    <meta:editing-duration>PT1H56S</meta:editing-duration>
    <meta:editing-cycles>30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19" meta:word-count="39" meta:character-count="313" meta:non-whitespace-character-count="287"/>
  </office:meta>
</office:document-meta>
</file>